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Lance Pine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March 13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 i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1.0-S9</text:span><text:span text:style-name="T11">: </text:span><text:span text:style-name="T3">Viewing shows that can be added into watchlist (UC1.1 Scenario 1)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Should show all shows when clicked on the plus button on the bottom right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2.0-S2: Successful viewing of show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is when user selects a show on the “Add show” tab ui. Same as when you click on a show in the suggestions tab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2-S1: Successful viewing of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e watchlist should connect on a database or trakt/or a chosen api’s watchlist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UC5.0-S2: Selection of Give feedback/complaint butt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Must show complete UI i.e. textbox and send button. (without functionalities)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4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1471148242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</table:table>
      <text:list xml:id="list30004427686216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6" meta:word-count="248" meta:character-count="1610" meta:non-whitespace-character-count="1274"/>
    <meta:generator>LibreOfficeDev/6.0.5.2$Linux_X86_64 LibreOffice_project/</meta:generator>
  </office:meta>
</office:document-meta>
</file>